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382CB995A599AFE4CA.png" manifest:media-type="image/png"/>
  <manifest:file-entry manifest:full-path="Pictures/100002010000078000000438CA69EF8D60CAC230.png" manifest:media-type="image/png"/>
  <manifest:file-entry manifest:full-path="Pictures/10000201000007800000043821841713DE423CBE.png" manifest:media-type="image/png"/>
  <manifest:file-entry manifest:full-path="Pictures/1000020100000780000004388B37129A3310C4C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" style:family="text">
      <style:text-properties fo:font-size="22pt" style:text-underline-style="solid" style:text-underline-width="auto" style:text-underline-color="font-color" officeooo:rsid="000b650c" style:font-size-asian="22pt" style:font-size-complex="2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officeooo:rsid="000a7424" style:font-size-asian="18pt" style:font-size-complex="18pt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SSIGNMENT - </text:span><text:span text:style-name="T2">3</text:span></text:p>
      <text:p text:style-name="Standard"><text:span text:style-name="T3"/></text:p>
      <text:p text:style-name="Standard"><text:span text:style-name="T3"/></text:p>
      <text:p text:style-name="Standard"><text:span text:style-name="T3">1.</text:span><draw:frame draw:style-name="fr1" draw:name="image1.png" text:anchor-type="as-char" svg:y="0.303cm" svg:width="14.275cm" svg:height="8.147cm" draw:z-index="0"><draw:image xlink:href="Pictures/1000020100000780000004382CB995A599AFE4CA.png" xlink:type="simple" xlink:show="embed" xlink:actuate="onLoad" loext:mime-type="image/png"/></draw:frame></text:p>
      <text:p text:style-name="P1"/>
      <text:p text:style-name="Standard"><text:span text:style-name="T3">2.</text:span></text:p>
      <text:p text:style-name="Standard"><draw:frame draw:style-name="fr2" draw:name="image2.png" text:anchor-type="as-char" svg:width="16.51cm" svg:height="9.278cm" draw:z-index="1"><draw:image xlink:href="Pictures/100002010000078000000438CA69EF8D60CAC230.png" xlink:type="simple" xlink:show="embed" xlink:actuate="onLoad" loext:mime-type="image/png"/></draw:frame></text:p>
      <text:p text:style-name="Standard"><text:span text:style-name="T3"/></text:p>
      <text:p text:style-name="Standard"><text:soft-page-break/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>3.</text:span></text:p>
      <text:p text:style-name="Standard"><draw:frame draw:style-name="fr2" draw:name="image10.png" text:anchor-type="as-char" svg:width="16.51cm" svg:height="9.278cm" draw:z-index="2"><draw:image xlink:href="Pictures/10000201000007800000043821841713DE423CBE.png" xlink:type="simple" xlink:show="embed" xlink:actuate="onLoad" loext:mime-type="image/png"/></draw:frame></text:p>
      <text:p text:style-name="P1"/>
      <text:p text:style-name="Standard"><text:span text:style-name="T3">4.</text:span></text:p>
      <text:p text:style-name="Standard"><draw:frame draw:style-name="fr2" draw:name="image16.png" text:anchor-type="as-char" svg:width="16.51cm" svg:height="9.278cm" draw:z-index="3"><draw:image xlink:href="Pictures/1000020100000780000004388B37129A3310C4C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07T18:20:18.629000000</dc:date>
    <meta:editing-duration>PT5M13S</meta:editing-duration>
    <meta:editing-cycles>2</meta:editing-cycles>
    <meta:generator>LibreOffice/6.1.3.2$Windows_X86_64 LibreOffice_project/86daf60bf00efa86ad547e59e09d6bb77c699acb</meta:generator>
    <meta:document-statistic meta:table-count="0" meta:image-count="4" meta:object-count="0" meta:page-count="2" meta:paragraph-count="8" meta:word-count="7" meta:character-count="22" meta:non-whitespace-character-count="20"/>
  </office:meta>
</office:document-meta>
</file>